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50_50</text:p>
          </table:table-cell>
          <table:table-cell office:value-type="float" office:value="24.6474" calcext:value-type="float">
            <text:p>24.6474</text:p>
          </table:table-cell>
        </table:table-row>
        <table:table-row table:style-name="ro1">
          <table:table-cell office:value-type="string" calcext:value-type="string">
            <text:p>50_100</text:p>
          </table:table-cell>
          <table:table-cell office:value-type="float" office:value="24.0288" calcext:value-type="float">
            <text:p>24.0288</text:p>
          </table:table-cell>
        </table:table-row>
        <table:table-row table:style-name="ro1">
          <table:table-cell office:value-type="string" calcext:value-type="string">
            <text:p>50_150</text:p>
          </table:table-cell>
          <table:table-cell office:value-type="float" office:value="21.8739" calcext:value-type="float">
            <text:p>21.8739</text:p>
          </table:table-cell>
        </table:table-row>
        <table:table-row table:style-name="ro1">
          <table:table-cell office:value-type="string" calcext:value-type="string">
            <text:p>50_200</text:p>
          </table:table-cell>
          <table:table-cell office:value-type="float" office:value="20.239" calcext:value-type="float">
            <text:p>20.239</text:p>
          </table:table-cell>
        </table:table-row>
        <table:table-row table:style-name="ro1">
          <table:table-cell office:value-type="string" calcext:value-type="string">
            <text:p>50_250</text:p>
          </table:table-cell>
          <table:table-cell office:value-type="float" office:value="19.0611" calcext:value-type="float">
            <text:p>19.0611</text:p>
          </table:table-cell>
        </table:table-row>
        <table:table-row table:style-name="ro1">
          <table:table-cell office:value-type="string" calcext:value-type="string">
            <text:p>50_300</text:p>
          </table:table-cell>
          <table:table-cell office:value-type="float" office:value="18.0002" calcext:value-type="float">
            <text:p>18.0002</text:p>
          </table:table-cell>
        </table:table-row>
        <table:table-row table:style-name="ro1">
          <table:table-cell office:value-type="string" calcext:value-type="string">
            <text:p>250_50</text:p>
          </table:table-cell>
          <table:table-cell office:value-type="float" office:value="16.7002" calcext:value-type="float">
            <text:p>16.7002</text:p>
          </table:table-cell>
        </table:table-row>
        <table:table-row table:style-name="ro1">
          <table:table-cell office:value-type="string" calcext:value-type="string">
            <text:p>250_100</text:p>
          </table:table-cell>
          <table:table-cell office:value-type="float" office:value="18.8227" calcext:value-type="float">
            <text:p>18.8227</text:p>
          </table:table-cell>
        </table:table-row>
        <table:table-row table:style-name="ro1">
          <table:table-cell office:value-type="string" calcext:value-type="string">
            <text:p>250_150</text:p>
          </table:table-cell>
          <table:table-cell office:value-type="float" office:value="18.138" calcext:value-type="float">
            <text:p>18.138</text:p>
          </table:table-cell>
        </table:table-row>
        <table:table-row table:style-name="ro1">
          <table:table-cell office:value-type="string" calcext:value-type="string">
            <text:p>250_200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string" calcext:value-type="string">
            <text:p>250_250</text:p>
          </table:table-cell>
          <table:table-cell office:value-type="float" office:value="15.3742" calcext:value-type="float">
            <text:p>15.3742</text:p>
          </table:table-cell>
        </table:table-row>
        <table:table-row table:style-name="ro1">
          <table:table-cell office:value-type="string" calcext:value-type="string">
            <text:p>250_300</text:p>
          </table:table-cell>
          <table:table-cell office:value-type="float" office:value="14.785" calcext:value-type="float">
            <text:p>14.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5:51:05.420719870</meta:creation-date>
    <dc:date>2023-02-09T16:24:15.246147714</dc:date>
    <meta:editing-duration>PT22M59S</meta:editing-duration>
    <meta:editing-cycles>1</meta:editing-cycles>
    <meta:document-statistic meta:table-count="1" meta:cell-count="24" meta:object-count="0"/>
    <meta:generator>LibreOffice/5.3.6.1$Linux_X86_64 LibreOffice_project/30$Build-1</meta:generator>
  </office:meta>
</office:document-meta>
</file>